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0f00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</text:span>. Create collection to search list of keywords from file in yahoo search website and check result status code to be equal to 200.<text:line-break/><text:line-break/> - list of keywords: Goris, Kapan, Yerevan, Vanadzor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16:58:23.753000000</dc:date>
    <meta:editing-duration>PT45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1" meta:word-count="32" meta:character-count="186" meta:non-whitespace-character-count="151"/>
  </office:meta>
</office:document-meta>
</file>